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3677" officeooo:paragraph-rsid="001c3677"/>
    </style:style>
    <style:style style:name="P2" style:family="paragraph" style:parent-style-name="Standard">
      <style:text-properties officeooo:rsid="001c3677" officeooo:paragraph-rsid="001ca6d5"/>
    </style:style>
    <style:style style:name="P3" style:family="paragraph" style:parent-style-name="Standard">
      <style:text-properties officeooo:rsid="001ca6d5" officeooo:paragraph-rsid="001ca6d5"/>
    </style:style>
    <style:style style:name="P4" style:family="paragraph" style:parent-style-name="Standard">
      <style:text-properties officeooo:rsid="001ca6d5" officeooo:paragraph-rsid="0022241e"/>
    </style:style>
    <style:style style:name="P5" style:family="paragraph" style:parent-style-name="Standard">
      <style:text-properties officeooo:paragraph-rsid="001ca6d5"/>
    </style:style>
    <style:style style:name="P6" style:family="paragraph" style:parent-style-name="Standard">
      <style:text-properties officeooo:rsid="001c3677" officeooo:paragraph-rsid="0026b90f"/>
    </style:style>
    <style:style style:name="P7" style:family="paragraph" style:parent-style-name="Standard">
      <style:text-properties officeooo:rsid="0026b90f" officeooo:paragraph-rsid="0027a219"/>
    </style:style>
    <style:style style:name="P8" style:family="paragraph" style:parent-style-name="Standard">
      <style:text-properties officeooo:rsid="0027a219" officeooo:paragraph-rsid="0029ef24"/>
    </style:style>
    <style:style style:name="P9" style:family="paragraph" style:parent-style-name="Standard">
      <style:text-properties officeooo:rsid="001ca6d5" officeooo:paragraph-rsid="0022241e"/>
    </style:style>
    <style:style style:name="P10" style:family="paragraph" style:parent-style-name="Standard">
      <style:text-properties officeooo:rsid="002d494f" officeooo:paragraph-rsid="002d494f"/>
    </style:style>
    <style:style style:name="T1" style:family="text">
      <style:text-properties officeooo:rsid="001e2cf3"/>
    </style:style>
    <style:style style:name="T2" style:family="text">
      <style:text-properties officeooo:rsid="0020040e"/>
    </style:style>
    <style:style style:name="T3" style:family="text">
      <style:text-properties officeooo:rsid="002070df"/>
    </style:style>
    <style:style style:name="T4" style:family="text">
      <style:text-properties officeooo:rsid="0022241e"/>
    </style:style>
    <style:style style:name="T5" style:family="text">
      <style:text-properties officeooo:rsid="0026b90f"/>
    </style:style>
    <style:style style:name="T6" style:family="text">
      <style:text-properties officeooo:rsid="0027a219"/>
    </style:style>
    <style:style style:name="T7" style:family="text">
      <style:text-properties officeooo:rsid="0029ef24"/>
    </style:style>
    <style:style style:name="T8" style:family="text">
      <style:text-properties officeooo:rsid="0029f8cd"/>
    </style:style>
    <style:style style:name="T9" style:family="text">
      <style:text-properties officeooo:rsid="002b76b9"/>
    </style:style>
    <style:style style:name="T10" style:family="text">
      <style:text-properties officeooo:rsid="002d494f"/>
    </style:style>
    <style:style style:name="T11" style:family="text">
      <style:text-properties officeooo:rsid="002f4823"/>
    </style:style>
    <style:style style:name="T12" style:family="text">
      <style:text-properties officeooo:rsid="003007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Hiring Manager,</text:p>
      <text:p text:style-name="P1"/>
      <text:p text:style-name="P1">I’m writing to apply for the <text:span text:style-name="T10">Development </text:span><text:span text:style-name="T5">Engineer</text:span> <text:span text:style-name="T4">role</text:span>, as advertised on SEEK. As an experienced software engineer with a<text:span text:style-name="T2">n enduring</text:span> passion for networking software, I see the potential to really contribute to <text:span text:style-name="T2">the </text:span>role.</text:p>
      <text:p text:style-name="P1"/>
      <text:p text:style-name="P1">After decades in different development roles I am comfortable with many areas of software projects. I have worked in several domains with an emphasis on telephony. This has given me a solid education on delivering responsive and reliable networking software. <text:span text:style-name="T10">There was also some early work in the SCADA domain for electricity distribution.</text:span></text:p>
      <text:p text:style-name="P1"/>
      <text:p text:style-name="P6">My responsibilities have ranged from API design and implementation, through to back-end <text:span text:style-name="T1">multi-process </text:span>architectures and interfacing to external systems <text:span text:style-name="T1">such as databases </text:span><text:span text:style-name="T5">and 3rd-party network APIs.</text:span></text:p>
      <text:p text:style-name="P6"/>
      <text:p text:style-name="P7">My most recent employment was with Vadacom (Auckland), a role <text:span text:style-name="T12">that </text:span>lasted for 7 years. The latter 4 years was consumed by a project to transfer a hosted PBX product into a multi-tenanted cloud service. Work included system <text:span text:style-name="T6">design</text:span>, product evaluation, <text:span text:style-name="T6">language selection,</text:span> prototyping <text:span text:style-name="T6">and implementation</text:span>.</text:p>
      <text:p text:style-name="P7"/>
      <text:p text:style-name="P10">This was an ambitious project that adopted the latest tools and technologies <text:span text:style-name="T11">available, in the cloud service domain. After an extensive period of evaluation and prototyping the adopted stack included Typescript, Golang, NATs, Node and Neo4j. CI/CD was a combination of Gitlab, Kubernetes and Terraform.</text:span></text:p>
      <text:p text:style-name="P10"/>
      <text:p text:style-name="P8"><text:span text:style-name="T11">My own specialty is networking using </text:span><text:span text:style-name="T12">the </text:span><text:span text:style-name="T11">Python and C/C++ </text:span><text:span text:style-name="T12">languages</text:span><text:span text:style-name="T11">. I have been the team lead in projects involving specialist hardware (MVIP) and </text:span><text:span text:style-name="T12">have </text:span><text:span text:style-name="T11">extensive </text:span><text:span text:style-name="T12">experience </text:span><text:span text:style-name="T11">implement</text:span><text:span text:style-name="T12">ing</text:span><text:span text:style-name="T11"> networking protocols</text:span><text:span text:style-name="T7">. </text:span><text:span text:style-name="T12">I enjoy the challenge of achieving strong, collective behaviour across a wide variety of networking infrastructure and software components.</text:span></text:p>
      <text:p text:style-name="P8"/>
      <text:p text:style-name="P3">More recently I have committed personal time and resources to the development of a generic networking platform. This has required the development and release of three integrated software libraries <text:span text:style-name="T1">on PyPI.org</text:span> and deployment of a supporting online service at AWS.</text:p>
      <text:p text:style-name="P3"/>
      <text:p text:style-name="P3">The delivered goal of this networking platform is seamless network messaging across all networking scenarios, including WAN (i.e. between any two points on the Internet). This covers scenarios such as sophisticated multi-processing on a single host for benefits such as concurrency, <text:span text:style-name="T8">through to the </text:span>monitoring and control of widely distributed devices. <text:span text:style-name="T9">Automated testing covers bare-metal hosts, virtual machines and Raspberry PIs over cellular.</text:span></text:p>
      <text:p text:style-name="P4"/>
      <text:p text:style-name="P4"><text:span text:style-name="T7">For</text:span><text:span text:style-name="T4"> evidence of this recent work</text:span><text:span text:style-name="T3">, please </text:span><text:a xlink:type="simple" xlink:href="https://ansar-connect-manual.s3.ap-southeast-2.amazonaws.com/1.0.0/index.html" text:style-name="Internet_20_link" text:visited-style-name="Visited_20_Internet_20_Link"><text:span text:style-name="T9">refer to the documentation</text:span></text:a><text:span text:style-name="T3">.</text:span></text:p>
      <text:p text:style-name="P5"/>
      <text:p text:style-name="P3">Yours sincerely,</text:p>
      <text:p text:style-name="P3"/>
      <text:p text:style-name="P3">Scott Wood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15:26:39.223050420</meta:creation-date>
    <dc:date>2024-09-12T13:26:20.459990608</dc:date>
    <meta:editing-duration>P4DT21H2M19S</meta:editing-duration>
    <meta:editing-cycles>5</meta:editing-cycles>
    <meta:generator>LibreOffice/7.3.7.2$Linux_X86_64 LibreOffice_project/30$Build-2</meta:generator>
    <meta:document-statistic meta:table-count="0" meta:image-count="0" meta:object-count="0" meta:page-count="1" meta:paragraph-count="12" meta:word-count="375" meta:character-count="2527" meta:non-whitespace-character-count="2164"/>
  </office:meta>
</office:document-meta>
</file>